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5/04/2010
</text:p>
          </table:table-cell>
          <table:table-cell office:value-type="string" table:style-name="Table1.A11">
            <text:p text:style-name="Table_20_Contents">
041/2010
</text:p>
          </table:table-cell>
          <table:table-cell office:value-type="string" table:style-name="Table1.A11">
            <text:p text:style-name="Table_20_Contents">
040/2010
</text:p>
          </table:table-cell>
          <table:table-cell office:value-type="string" table:number-columns-spanned="4" table:style-name="Table1.D11">
            <text:p text:style-name="Table_20_Contents">
GIOCO DELL'OC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40.000  STAMPA KIT GIOCO DELL'OCA:
Composto da tavolo da gioco formato A3 cordonato e piegato in A5 con  4 pedine f.to cm 5x15 fustellate e  foglio istruzioni f.to cm 10x15;
stampa a 4/0, su cartoncino pura cellulosa da 300 gr. Formato chiuso 15x21 cm,
Plastificazione lucida: in bianca, Fustellati, 

Scatola stampa a 4/0, su cartoncino pura cellulosa da gr. 300 gr. Formato chiuso 15x21 cm,
Plastificazione lucida: in bianca,

Confezione inscatolato da 1 Confezione icellofanato da 1
</text:p>
          </table:table-cell>
          <table:table-cell office:value-type="string" table:style-name="Table2.B2">
            <text:p text:style-name="P7">
€54.000,00
</text:p>
          </table:table-cell>
        </table:table-row>
        <table:table-row>
          <table:table-cell office:value-type="string" table:style-name="Table2.A2">
            <text:p text:style-name="Table_20_Contents">
N. 1  Realizzazione fustella per scatola
</text:p>
          </table:table-cell>
          <table:table-cell office:value-type="string" table:style-name="Table2.B2">
            <text:p text:style-name="P7">
€360,00
</text:p>
          </table:table-cell>
        </table:table-row>
        <table:table-row>
          <table:table-cell office:value-type="string" table:style-name="Table2.A2">
            <text:p text:style-name="Table_20_Contents">
N. 40.000  Fornitura dado da gioco f.to 16mm beige
</text:p>
          </table:table-cell>
          <table:table-cell office:value-type="string" table:style-name="Table2.B2">
            <text:p text:style-name="P7">
€3.20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7.5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1.5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9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